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Berkeley Mono" svg:font-family="'Berkeley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variant="normal" fo:text-transform="none" fo:color="#0f0f0f" loext:opacity="100%" style:font-name="Berkeley Mono" fo:font-size="12pt" fo:letter-spacing="normal" fo:font-style="normal" fo:font-weight="normal" officeooo:rsid="001b99b4" officeooo:paragraph-rsid="001b99b4"/>
    </style:style>
    <style:style style:name="P2" style:family="paragraph" style:parent-style-name="Standard">
      <style:text-properties fo:font-variant="normal" fo:text-transform="none" fo:color="#0f0f0f" loext:opacity="100%" style:font-name="Berkeley Mono" fo:font-size="12pt" fo:letter-spacing="normal" fo:font-style="normal" fo:font-weight="normal" officeooo:rsid="0017d01f" officeooo:paragraph-rsid="0017d01f"/>
    </style:style>
    <style:style style:name="P3" style:family="paragraph" style:parent-style-name="Standard">
      <style:paragraph-properties fo:break-before="page"/>
      <style:text-properties fo:font-variant="normal" fo:text-transform="none" fo:color="#0f0f0f" loext:opacity="100%" style:font-name="Berkeley Mono" fo:font-size="12pt" fo:letter-spacing="normal" fo:font-style="normal" fo:font-weight="normal" officeooo:rsid="0017d01f" officeooo:paragraph-rsid="001b99b4"/>
    </style:style>
    <style:style style:name="P4" style:family="paragraph" style:parent-style-name="Standard">
      <style:text-properties fo:font-variant="normal" fo:text-transform="none" fo:color="#0f0f0f" loext:opacity="100%" style:font-name="Berkeley Mono" fo:font-size="12pt" fo:letter-spacing="normal" fo:font-style="normal" fo:font-weight="normal" officeooo:rsid="0017d01f" officeooo:paragraph-rsid="001b99b4"/>
    </style:style>
    <style:style style:name="P5" style:family="paragraph" style:parent-style-name="Standard">
      <style:text-properties fo:font-variant="normal" fo:text-transform="none" fo:color="#0f0f0f" loext:opacity="100%" style:text-position="0% 100%" style:font-name="Berkeley Mono" fo:font-size="12pt" fo:letter-spacing="normal" fo:font-style="normal" fo:font-weight="normal" officeooo:rsid="001ccbf0" officeooo:paragraph-rsid="001ccbf0"/>
    </style:style>
    <style:style style:name="P6" style:family="paragraph" style:parent-style-name="Standard">
      <style:text-properties style:font-name="Berkeley Mono" officeooo:rsid="001ccbf0" officeooo:paragraph-rsid="001ccbf0"/>
    </style:style>
    <style:style style:name="P7" style:family="paragraph" style:parent-style-name="Standard">
      <style:paragraph-properties fo:break-before="page"/>
      <style:text-properties style:font-name="Berkeley Mono" officeooo:rsid="001ccbf0" officeooo:paragraph-rsid="001ccbf0"/>
    </style:style>
    <style:style style:name="P8" style:family="paragraph" style:parent-style-name="Standard">
      <style:text-properties style:font-name="Berkeley Mono" officeooo:rsid="0017d01f" officeooo:paragraph-rsid="0017d01f"/>
    </style:style>
    <style:style style:name="P9" style:family="paragraph" style:parent-style-name="Standard">
      <style:text-properties style:font-name="Berkeley Mono" officeooo:rsid="0017d01f" officeooo:paragraph-rsid="001b99b4"/>
    </style:style>
    <style:style style:name="P10" style:family="paragraph" style:parent-style-name="Standard">
      <style:text-properties style:font-name="Berkeley Mono" officeooo:paragraph-rsid="001b99b4"/>
    </style:style>
    <style:style style:name="P11" style:family="paragraph" style:parent-style-name="Standard">
      <style:text-properties style:font-name="Berkeley Mono" officeooo:rsid="001dc091" officeooo:paragraph-rsid="001dc091"/>
    </style:style>
    <style:style style:name="T1" style:family="text">
      <style:text-properties style:text-position="super 58%"/>
    </style:style>
    <style:style style:name="T2" style:family="text">
      <style:text-properties fo:font-variant="normal" fo:text-transform="none" fo:color="#0f0f0f" loext:opacity="100%" fo:font-size="12pt" fo:letter-spacing="normal" fo:font-style="normal" fo:font-weight="normal"/>
    </style:style>
    <style:style style:name="T3" style:family="text">
      <style:text-properties fo:font-variant="normal" fo:text-transform="none" fo:color="#0f0f0f" loext:opacity="100%" fo:font-size="12pt" fo:letter-spacing="normal" fo:font-style="normal" fo:font-weight="normal" officeooo:rsid="001b99b4"/>
    </style:style>
    <style:style style:name="T4" style:family="text">
      <style:text-properties fo:font-variant="normal" fo:text-transform="none" fo:color="#0f0f0f" loext:opacity="100%" style:text-position="super 58%" fo:font-size="12pt" fo:letter-spacing="normal" fo:font-style="normal" fo:font-weight="normal"/>
    </style:style>
    <style:style style:name="T5" style:family="text">
      <style:text-properties fo:font-variant="normal" fo:text-transform="none" fo:color="#0f0f0f" loext:opacity="100%" style:text-position="0% 100%" fo:font-size="12pt" fo:letter-spacing="normal" fo:font-style="normal" fo:font-weight="normal"/>
    </style:style>
    <style:style style:name="T6" style:family="text">
      <style:text-properties officeooo:rsid="001b99b4"/>
    </style:style>
    <style:style style:name="T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ovember <text:span text:style-name="T6">15</text:span><text:span text:style-name="T1">th</text:span>, 2023.</text:p>
      <text:p text:style-name="P8"/>
      <text:p text:style-name="P8">On Virtue Ethics.</text:p>
      <text:p text:style-name="P8"/>
      <text:p text:style-name="P8">Professor Hanlon,</text:p>
      <text:p text:style-name="P8"/>
      <text:p text:style-name="P8">After completing this week’s reading on virtue ethics, I was left with a few questions:</text:p>
      <text:p text:style-name="P8"/>
      <text:p text:style-name="P8">1) In today's digital era, where habits are significantly influenced by technology and social media, how do you think Aristotle's concept of virtues as learned behaviors through habitual practice applies? Are people less apt to develop their own strong virtues when forming strong habit is difficult with the constant distraction of mobile devices?</text:p>
      <text:p text:style-name="P8"/>
      <text:p text:style-name="P8">2) As an extension of the prior question, have people become less phronetic and more frenetic with the onset of the Internet to perform phronesis for you? What does this mean for the field of virtue ethics when virtues are no longer being naturally cultivated, but are prescribed by other people on the internet?</text:p>
      <text:p text:style-name="P8"/>
      <text:p text:style-name="P8">3<text:span text:style-name="T2">) Considering Aristotle's philosophy in a global context, how might virtue ethics be interpreted differently across various cultures? Given the diverse definitions of virtue and ethical behavior worldwide, how universal can Aristotle's virtue ethics be?</text:span></text:p>
      <text:p text:style-name="P8"/>
      <text:p text:style-name="P2">4) Finally, when we can’t trust our own judgment, how do emotions play a role in Aristotle’s virtue ethics, and how does this affect our understanding of what it means to be virtuous? When virtue can be bent by our own feelings, how can we trust ourselves to act ethically?</text:p>
      <text:p text:style-name="P8"/>
      <text:p text:style-name="P2">I wonder if Aristotle would have considered 'scrolling through social media' as a modern-day challenge to practicing moderation. Maybe 'too much screen time' is the 21st-century version of excess? Stay well.</text:p>
      <text:p text:style-name="P2"><text:line-break/>Best,</text:p>
      <text:p text:style-name="P8"/>
      <text:p text:style-name="P2">Rushil</text:p>
      <text:p text:style-name="P3">November 20th, 2023.</text:p>
      <text:p text:style-name="P9"/>
      <text:p text:style-name="P4">On Animal Ethics.</text:p>
      <text:p text:style-name="P9"/>
      <text:p text:style-name="P4">Professor Hanlon,</text:p>
      <text:p text:style-name="P9"/>
      <text:p text:style-name="P4">Greetings from India! It’s hot, humid, and loud; I’m glad to be back. The vibrancy of life here continues to offer new perspectives and insights, especially in light of our recent readings on animal ethics. Elizabeth Harman's "The Moral Significance of Animal Pain and Animal Death.”</text:p>
      <text:p text:style-name="P9"/>
      <text:p text:style-name="P9"><text:span text:style-name="T3">1) </text:span><text:span text:style-name="T2">The cultural influences on our ethical perspectives towards animals, as highlighted by Harman, raise the question of ethical relativism versus universalism. In your view, can there be a universally accepted ethical stance on animal rights, or are these stances inevitably shaped by cultural and environmental factors?</text:span></text:p>
      <text:p text:style-name="P9"/>
      <text:p text:style-name="P9"><text:span text:style-name="T3">2) </text:span><text:span text:style-name="T2">In considering the moral implications of our dietary choices, particularly the consumption of meat, how do Harman's arguments inform our understanding of ethical eating? </text:span><text:span text:style-name="T3">As a vegetarian, w</text:span><text:span text:style-name="T2">hat responsibilities do </text:span><text:span text:style-name="T3">other</text:span><text:span text:style-name="T2"> consumers in a world where our food choices have far-reaching ethical implications? </text:span><text:span text:style-name="T3">Do I have a responsibility to consume meat as to not waste the mass-production of factory farmed livestock?</text:span></text:p>
      <text:p text:style-name="P9"/>
      <text:p text:style-name="P9"><text:span text:style-name="T3">3) </text:span><text:span text:style-name="T2">Lastly, Harman’s exploration of animal ethics in the context of modern scientific research and food industries raises important questions. How do we balance the pursuit of human advancement with the ethical treatment of animals? Where should we draw the line in justifying harm to animals for the sake of human benefits?</text:span></text:p>
      <text:p text:style-name="P9"/>
      <text:p text:style-name="P10"><text:span text:style-name="T3">I’d also like to offer Harman an alternative title for her next work: 'The Secret Lives of Cows: Grazing on Moral Pastures.’ </text:span><text:span text:style-name="T2">Looking forward to your guidance and insights on these complex issues. </text:span><text:span text:style-name="T3">Stay paws-itive!</text:span></text:p>
      <text:p text:style-name="P10"/>
      <text:p text:style-name="P1">Best,</text:p>
      <text:p text:style-name="P1"><text:line-break/>Rushil</text:p>
      <text:p text:style-name="P7"><text:span text:style-name="T2">November 27</text:span><text:span text:style-name="T4">th</text:span><text:span text:style-name="T5">, 2023.</text:span></text:p>
      <text:p text:style-name="P6"/>
      <text:p text:style-name="P5">On Global Inequality.</text:p>
      <text:p text:style-name="P6"/>
      <text:p text:style-name="P5">Professor Hanlon,</text:p>
      <text:p text:style-name="P6"/>
      <text:p text:style-name="P5">As I drive down the beaten dirt streets here in downtown Rajkot, inequality is evident. Not only between those with and without visible wealth, but evident in the way that husbands will treat their wives, businesses will treat those with darker skin, and the way every single person we pass treats my white uncle with a thousand-yard stare. After reading Peter Singer's "Famine, Affluence, and Morality" and Martha Nussbaum's "Political Equality," I've been mulling over the complex and pressing issue of global inequality; specifically with regard to how it affects the way the West perceives countries like mine:</text:p>
      <text:p text:style-name="P6"/>
      <text:p text:style-name="P5">1. Singer’s emphasis on the moral duty of affluent societies to alleviate extreme poverty where they can makes perfect sense, however, from a geopolitical standpoint there raises a crucial question: how should we balance national interest with global responsibility to the fellow human? Singer tries to throw this all beside under the guise of acting “without thereby sacrificing anything of comparable moral importance,” but I feel that there is much more to that point.</text:p>
      <text:p text:style-name="P6"/>
      <text:p text:style-name="P5">2. Nussbaum’s in-depth exploration of political equality, particularly her minimalist approach, raises a question of universality for me. How feasible is it to adopt a universal standard of human dignity and rights? In practice, how can nations reconcile with the ideals that Nussbaum lays out with their unique socio-poltical contexts?</text:p>
      <text:p text:style-name="P6"/>
      <text:p text:style-name="P5">3. Both readings touch on the role of individual and collective action with regard to addressing inequality. However, the idea of the state is to abstract any single individual’s decision and actions as that of “government”. My question is when public officials are considering how to budget global spending, should they advocate for action that would be doing their “fair share” as the individual in Singer’s eyes, or do they have a responsibility to maintain this abstraction and act on behalf of the state.</text:p>
      <text:p text:style-name="P6"/>
      <text:p text:style-name="P6">Looking forward to your insights on these reflections.</text:p>
      <text:p text:style-name="P6"/>
      <text:p text:style-name="P6">Best,</text:p>
      <text:p text:style-name="P6"/>
      <text:p text:style-name="P6">Rushil</text:p>
      <text:p text:style-name="P11"><text:soft-page-break/>November 30<text:span text:style-name="T1">th</text:span><text:span text:style-name="T7">, 2023.</text:span></text:p>
      <text:p text:style-name="P11">On the Meaning of Life.</text:p>
      <text:p text:style-name="P11"/>
      <text:p text:style-name="P11">Professor Hanlon,</text:p>
      <text:p text:style-name="P11"/>
      <text:p text:style-name="P11">After reading Wolf and Nagel’s formalized perspectives on how we ought to view and approach the nature of our own existences, I find myself agreeing and disagreeing with different portions of the ideas of fulfillment and absurdity. I think that as a person I’ve always subscribed to the notion that “nobody really cares or remembers what you do, have done, and will ever do,” but Wolf is right to say that I still pursue those ideals of doing what I love, even if it might not matter. Nevertheless, I’ve got some questions for you:</text:p>
      <text:p text:style-name="P11"/>
      <text:p text:style-name="P11">1. Wolf’s discussion on the Fulfillment and Larger-Than-Oneself views highlights the necessity of interplay between personal satisfaction and contributing to something with inherent value. Do you think that these differences are cultural or could be universalized? American life is often extremely individualistic, and so doing what you love might be the forefront of thought, whether it actually be doing what you love or doing something in pursuit of loving your family; on the contrary, here in the East, doing something in pursuit of a larger collective is often a prerequisite to doing what you love: people might only help you if you’re helping the collective. Nevertheless, is the balance between these views as concrete as Wolf puts it, or could life still be meaningful if it drastically shifted?</text:p>
      <text:p text:style-name="P11"/>
      <text:p text:style-name="P11">2. The concept of life’s meaning and absurdity definitely transcends cultures, yet the ideas of absurdity appear differently across different cultures. Considering Nagel's perspective on absurdism, how might it be reconciled with existentialist philosophies which also grapple with life's inherent meaninglessness but emphasize creating personal meaning? Can Nagel's notion of the absurd coexist with the existentialist emphasis on individual agency and the construction of personal meaning in a world perceived as inherently devoid of it? How do these philosophies intersect or diverge in their approaches to finding or creating meaning in human life?</text:p>
      <text:p text:style-name="P11"/>
      <text:p text:style-name="P11">3. Finally, kids these days are constantly inundated with rapid technological advancements and societal changes; how can we encourage deeper contemplation and engagement with these philosophical ideas among younger generations, who may feel disconnected from such discussions?</text:p>
      <text:p text:style-name="P11"/>
      <text:p text:style-name="P11">Anyways, got to get back to my own absurd family, see you next week!</text:p>
      <text:p text:style-name="P11"/>
      <text:p text:style-name="P11">Best, Rush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Berkeley Mono" svg:font-family="'Berkeley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1:32:31.529656702</meta:creation-date>
    <dc:date>2023-11-30T15:14:07.117064789</dc:date>
    <meta:editing-duration>PT10H48M12S</meta:editing-duration>
    <meta:editing-cycles>5</meta:editing-cycles>
    <meta:generator>LibreOffice/7.4.7.2$Linux_X86_64 LibreOffice_project/40$Build-2</meta:generator>
    <meta:print-date>2023-11-30T15:13:34.866994478</meta:print-date>
    <meta:document-statistic meta:table-count="0" meta:image-count="0" meta:object-count="0" meta:page-count="4" meta:paragraph-count="40" meta:word-count="1202" meta:character-count="7621" meta:non-whitespace-character-count="6457"/>
  </office:meta>
</office:document-meta>
</file>